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L" svg:font-family="'Nimbus Mono L'" style:font-family-generic="modern" style:font-pitch="fixed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dfa2d" officeooo:paragraph-rsid="000dfa2d"/>
    </style:style>
    <style:style style:name="P2" style:family="paragraph" style:parent-style-name="Standard">
      <style:text-properties fo:font-size="16pt" fo:font-weight="bold" officeooo:rsid="000dfa2d" officeooo:paragraph-rsid="000dfa2d" style:font-weight-asian="bold" style:font-weight-complex="bold"/>
    </style:style>
    <style:style style:name="P3" style:family="paragraph" style:parent-style-name="Standard">
      <style:text-properties fo:font-size="16pt" fo:font-weight="bold" officeooo:rsid="00105658" officeooo:paragraph-rsid="00154b17" style:font-weight-asian="bold" style:font-weight-complex="bold"/>
    </style:style>
    <style:style style:name="P4" style:family="paragraph" style:parent-style-name="Standard">
      <style:text-properties fo:font-size="16pt" fo:font-weight="bold" officeooo:rsid="0018e0ad" officeooo:paragraph-rsid="0018e0ad" style:font-weight-asian="bold" style:font-weight-complex="bold"/>
    </style:style>
    <style:style style:name="P5" style:family="paragraph" style:parent-style-name="Standard">
      <style:text-properties fo:font-size="16pt" fo:font-weight="bold" officeooo:rsid="001bca54" officeooo:paragraph-rsid="001bca54" style:font-weight-asian="bold" style:font-weight-complex="bold"/>
    </style:style>
    <style:style style:name="P6" style:family="paragraph" style:parent-style-name="Standard">
      <style:paragraph-properties fo:break-before="page"/>
      <style:text-properties fo:font-size="16pt" fo:font-weight="bold" officeooo:rsid="001abb9f" officeooo:paragraph-rsid="001abb9f" style:font-weight-asian="bold" style:font-weight-complex="bold"/>
    </style:style>
    <style:style style:name="P7" style:family="paragraph" style:parent-style-name="Standard">
      <style:text-properties officeooo:rsid="0012bfd0" officeooo:paragraph-rsid="0012bfd0"/>
    </style:style>
    <style:style style:name="P8" style:family="paragraph" style:parent-style-name="Preformatted_20_Text">
      <style:text-properties officeooo:rsid="0012bfd0" officeooo:paragraph-rsid="0012bfd0"/>
    </style:style>
    <style:style style:name="P9" style:family="paragraph" style:parent-style-name="Standard">
      <style:text-properties officeooo:rsid="0013d36f" officeooo:paragraph-rsid="0013d36f"/>
    </style:style>
    <style:style style:name="P10" style:family="paragraph" style:parent-style-name="Standard">
      <style:text-properties officeooo:rsid="0015492a" officeooo:paragraph-rsid="0015492a"/>
    </style:style>
    <style:style style:name="P11" style:family="paragraph" style:parent-style-name="Standard">
      <style:text-properties officeooo:rsid="00105658" officeooo:paragraph-rsid="00154b17"/>
    </style:style>
    <style:style style:name="P12" style:family="paragraph" style:parent-style-name="Text_20_body">
      <style:text-properties officeooo:rsid="00105658" officeooo:paragraph-rsid="00154b17"/>
    </style:style>
    <style:style style:name="P13" style:family="paragraph" style:parent-style-name="Standard">
      <style:text-properties officeooo:rsid="0018e0ad" officeooo:paragraph-rsid="0018e0ad"/>
    </style:style>
    <style:style style:name="P14" style:family="paragraph" style:parent-style-name="Text_20_body">
      <style:text-properties officeooo:rsid="0018e0ad" officeooo:paragraph-rsid="0018e0ad"/>
    </style:style>
    <style:style style:name="P15" style:family="paragraph" style:parent-style-name="Standard">
      <style:text-properties officeooo:rsid="001abb9f" officeooo:paragraph-rsid="001abb9f"/>
    </style:style>
    <style:style style:name="P16" style:family="paragraph" style:parent-style-name="Text_20_body">
      <style:text-properties officeooo:rsid="001abb9f" officeooo:paragraph-rsid="001abb9f"/>
    </style:style>
    <style:style style:name="P17" style:family="paragraph" style:parent-style-name="Standard">
      <style:text-properties officeooo:rsid="001bca54" officeooo:paragraph-rsid="001bca54"/>
    </style:style>
    <style:style style:name="P18" style:family="paragraph" style:parent-style-name="Text_20_body">
      <style:text-properties officeooo:rsid="001bca54" officeooo:paragraph-rsid="001bca54"/>
    </style:style>
    <style:style style:name="P19" style:family="paragraph" style:parent-style-name="Text_20_body">
      <style:text-properties officeooo:paragraph-rsid="00154b17"/>
    </style:style>
    <style:style style:name="P20" style:family="paragraph" style:parent-style-name="Preformatted_20_Text">
      <style:paragraph-properties fo:margin-top="0cm" fo:margin-bottom="0.499cm" style:contextual-spacing="false"/>
      <style:text-properties officeooo:paragraph-rsid="00154b17"/>
    </style:style>
    <style:style style:name="P21" style:family="paragraph" style:parent-style-name="List_20_Heading">
      <style:paragraph-properties fo:margin-top="0cm" fo:margin-bottom="0.499cm" style:contextual-spacing="false"/>
      <style:text-properties officeooo:paragraph-rsid="00154b17"/>
    </style:style>
    <style:style style:name="P22" style:family="paragraph" style:parent-style-name="List_20_Contents">
      <style:paragraph-properties fo:margin-top="0cm" fo:margin-bottom="0.499cm" style:contextual-spacing="false"/>
      <style:text-properties officeooo:paragraph-rsid="00154b17"/>
    </style:style>
    <style:style style:name="P23" style:family="paragraph" style:parent-style-name="Text_20_body">
      <style:text-properties officeooo:paragraph-rsid="001abb9f"/>
    </style:style>
    <style:style style:name="P24" style:family="paragraph" style:parent-style-name="Preformatted_20_Text">
      <style:paragraph-properties fo:margin-top="0cm" fo:margin-bottom="0.499cm" style:contextual-spacing="false"/>
    </style:style>
    <style:style style:name="P25" style:family="paragraph" style:parent-style-name="Preformatted_20_Text">
      <style:paragraph-properties fo:margin-top="0cm" fo:margin-bottom="0.499cm" style:contextual-spacing="false"/>
      <style:text-properties fo:font-style="italic" officeooo:paragraph-rsid="001abb9f" style:font-style-asian="italic" style:font-style-complex="italic"/>
    </style:style>
    <style:style style:name="P26" style:family="paragraph" style:parent-style-name="Standard">
      <style:text-properties officeooo:rsid="0012bfd0" officeooo:paragraph-rsid="0012bfd0"/>
    </style:style>
    <style:style style:name="P27" style:family="paragraph" style:parent-style-name="Standard">
      <style:text-properties officeooo:rsid="001de9e2" officeooo:paragraph-rsid="001de9e2"/>
    </style:style>
    <style:style style:name="T1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suários do Banco de dados e Privilégios</text:p>
      <text:p text:style-name="P1"/>
      <text:p text:style-name="P1">Os usuários possuem objetos de banco de dados (por exemplo, tabelas), e podem conceder privilégios nestes objetos para outros usuários controlando, assim, quem pode acessar qual objeto.</text:p>
      <text:p text:style-name="P1"/>
      <text:p text:style-name="P1">Os nomes dos usuários de banco de dados são globais para todo o agrupamento de bancos de dados (e não próprio de cada banco de dados).</text:p>
      <text:p text:style-name="P1"/>
      <text:p text:style-name="P7">Criara um usuário</text:p>
      <text:p text:style-name="P7"/>
      <text:p text:style-name="P27">psql</text:p>
      <text:p text:style-name="P7"/>
      <text:p text:style-name="P8">CREATE USER nome_do_usuário;</text:p>
      <text:p text:style-name="P7"/>
      <text:p text:style-name="P9">Também podemos criar na linha de comando</text:p>
      <text:p text:style-name="P9"/>
      <text:p text:style-name="P9">createuser nome_do_usuario;</text:p>
      <text:p text:style-name="P9"/>
      <text:p text:style-name="P10">No psql podemmos usar:</text:p>
      <text:p text:style-name="P10"/>
      <text:p text:style-name="P10">\du</text:p>
      <text:p text:style-name="P10"/>
      <text:p text:style-name="P10">Em uma conexão com o servidor de banco de dados, está ativa a identidade de exatamente um usuário. O nome de usuário a ser utilizado em uma determinada conexão com o banco de dados é indicado pelo cliente ao fazer o pedido de conexão, de uma forma específica do aplicativo. Por exemplo, o programa psql utiliza a opção -U na linha de comando para indicar o usuário a ser utilizado na conexão. Muitos aplicativos assumem, por padrão, o nome do usuário corrente do sistema operacional (inclusive o createuser e o psql). Portanto, é conveniente manter uma correspondência de nomes entre estes dois conjuntos de usuários.</text:p>
      <text:p text:style-name="P10"/>
      <text:p text:style-name="P10"/>
      <text:p text:style-name="P10"/>
      <text:p text:style-name="P3">Atributos do Usuário</text:p>
      <text:p text:style-name="P11"/>
      <text:p text:style-name="P12">O usuário de banco de dados pode possuir vários atributos que definem seus privilégios e interagem com o sistema de autenticação de clientes.</text:p>
      <text:p text:style-name="P21">superuser<text:bookmark text:name="AEN24316"/> </text:p>
      <text:p text:style-name="P22">Um superusuário do banco de dados não está sujeito a verificações de permissão. Também, somente um superusuário pode criar novos usuários. Para criar um superusuário do banco de dados deve ser utilizado o comando CREATE USER nome_do_usuário CREATEUSER.</text:p>
      <text:p text:style-name="P21">criação de banco de dados<text:bookmark text:name="AEN24324"/> </text:p>
      <text:p text:style-name="P22">Para o usuário poder criar bancos de dados deve ser dada uma permissão explícita (exceto para os superusuários, uma vez que estes não estão sujeitos a verificações de permissão). Para criar um usuário que pode criar bancos de dados, deve ser utilizado o comando CREATE USER nome_do_usuário CREATEDB.</text:p>
      <text:p text:style-name="P21">senha<text:bookmark text:name="AEN24333"/> </text:p>
      <text:p text:style-name="P22"><text:soft-page-break/>A senha só é importante se o método de autenticação do cliente requerer que o usuário forneça a senha para se conectar ao banco de dados. Os métodos de autenticação password, md5 e crypt fazem uso de senha. As senhas de banco de dados são distintas das senhas do sistema operacional. A senha deve ser especificada quando o usuário é criado utilizando CREATE USER nome_do_usuário PASSWORD 'cadeia de caracteres'.</text:p>
      <text:p text:style-name="P19">Os atributos do usuário podem ser modificados após este ter sido criado utilizando o comando ALTER USER. <text:bookmark text:name="AEN24344"/>Para obter mais detalhes consulte as páginas de referência dos comandos <text:a xlink:type="simple" xlink:href="http://pgdocptbr.sourceforge.net/pg80/sql-createuser.html" text:style-name="Internet_20_link" text:visited-style-name="Visited_20_Internet_20_Link"><text:span text:style-name="T1">CREATE USER</text:span></text:a> e <text:a xlink:type="simple" xlink:href="http://pgdocptbr.sourceforge.net/pg80/sql-alteruser.html" text:style-name="Internet_20_link" text:visited-style-name="Visited_20_Internet_20_Link"><text:span text:style-name="T1">ALTER USER</text:span></text:a>.</text:p>
      <text:p text:style-name="P19">O usuário também pode definir padrões pessoais para várias definições de configuração em tempo de execução, conforme descrito na <text:a xlink:type="simple" xlink:href="http://pgdocptbr.sourceforge.net/pg80/runtime-config.html" text:style-name="Internet_20_link" text:visited-style-name="Visited_20_Internet_20_Link">Seção 16.4</text:a>. Por exemplo, se por alguma razão o usuário desejar desativar as varreduras de índice toda vez que se conectar (conselho: não é uma boa idéia), pode utilizar o comando:</text:p>
      <text:p text:style-name="P20">ALTER USER meu_usuário SET enable_indexscan TO off;</text:p>
      <text:p text:style-name="P19">Este comando salva a definição (mas não define imediatamente) e nas próximas conexões feitas por este usuário vai parecer que o comando SET enable_indexscan TO off; foi chamado logo antes da sessão começar. Continua sendo possível alterar esta definição durante a sessão; apenas será a definição padrão. Para desfazer esta definição deve ser utilizado o comando ALTER USER meu_usuário RESET nome_da_variável;.</text:p>
      <text:p text:style-name="P11"/>
      <text:p text:style-name="P11"/>
      <text:p text:style-name="P4">Grupos</text:p>
      <text:p text:style-name="P13"/>
      <text:p text:style-name="P14">Como no Unix, os grupos são uma forma lógica de juntar usuários para facilitar o gerenciamento de privilégios; os privilégios podem ser concedidos, ou revogados, para o grupo como um todo. Para criar um grupo deve ser utilizado o comando SQL <text:a xlink:type="simple" xlink:href="http://pgdocptbr.sourceforge.net/pg80/sql-creategroup.html" text:style-name="Internet_20_link" text:visited-style-name="Visited_20_Internet_20_Link"><text:span text:style-name="T1">CREATE GROUP</text:span></text:a>:</text:p>
      <text:p text:style-name="P24">CREATE GROUP nome_do_grupo;</text:p>
      <text:p text:style-name="Text_20_body">Para adicionar ou remover usuários de um grupo existente deve ser utilizado o comando SQL <text:a xlink:type="simple" xlink:href="http://pgdocptbr.sourceforge.net/pg80/sql-altergroup.html" text:style-name="Internet_20_link" text:visited-style-name="Visited_20_Internet_20_Link"><text:span text:style-name="T1">ALTER GROUP</text:span></text:a>:</text:p>
      <text:p text:style-name="Preformatted_20_Text">ALTER GROUP nome_do_grupo ADD USER nome_do_usuário, ... ;</text:p>
      <text:p text:style-name="P24">ALTER GROUP nome_do_grupo DROP USER nome_do_usuário, ... ;</text:p>
      <text:p text:style-name="Text_20_body">Para remover um grupo deve ser utilizado o comando SQL <text:a xlink:type="simple" xlink:href="http://pgdocptbr.sourceforge.net/pg80/sql-dropgroup.html" text:style-name="Internet_20_link" text:visited-style-name="Visited_20_Internet_20_Link"><text:span text:style-name="T1">DROP GROUP</text:span></text:a>:</text:p>
      <text:p text:style-name="P24">DROP GROUP nome_do_grupo;</text:p>
      <text:p text:style-name="Text_20_body">Este comando remove apenas os grupos; não remove os usuários membros do grupo.</text:p>
      <text:p text:style-name="Text_20_body">Para conhecer o conjunto de grupos existentes, deve ser consultado o catálogo do sistema pg_group como, por exemplo:</text:p>
      <text:p text:style-name="P24">SELECT groname FROM pg_group;</text:p>
      <text:p text:style-name="Text_20_body">Também pode ser utilizado o meta-comando \dg do programa <text:a xlink:type="simple" xlink:href="http://pgdocptbr.sourceforge.net/pg80/app-psql.html" text:style-name="Internet_20_link" text:visited-style-name="Visited_20_Internet_20_Link">psql</text:a> para listar os grupos existentes.</text:p>
      <text:p text:style-name="P13"/>
      <text:p text:style-name="P6">Privilégios</text:p>
      <text:p text:style-name="P15"/>
      <text:p text:style-name="P16">Quando um objeto do banco de dados é criado, é atribuído um dono ao mesmo. O dono é o usuário que executou o comando de criação. Para mudar o dono de uma tabela, índice, seqüência ou visão deve ser utilizado o comando <text:a xlink:type="simple" xlink:href="http://pgdocptbr.sourceforge.net/pg80/sql-altertable.html" text:style-name="Internet_20_link" text:visited-style-name="Visited_20_Internet_20_Link"><text:span text:style-name="T1">ALTER TABLE</text:span></text:a>. Por padrão, somente o dono (ou um superusuário) pode fazer qualquer coisa com o objeto. Para permitir o uso por outros usuários, devem ser concedidos <text:span text:style-name="T1">privilégios</text:span>.</text:p>
      <text:p text:style-name="P23">Para revogar um privilégio deve ser utilizado o comando <text:a xlink:type="simple" xlink:href="http://pgdocptbr.sourceforge.net/pg80/sql-revoke.html" text:style-name="Internet_20_link" text:visited-style-name="Visited_20_Internet_20_Link"><text:span text:style-name="T1">REVOKE</text:span></text:a>:</text:p>
      <text:p text:style-name="P25">REVOKE ALL ON tbl_contas FROM PUBLIC;</text:p>
      <text:p text:style-name="Text_20_body">Existem vários privilégios distintos: SELECT, INSERT, UPDATE, DELETE, RULE, REFERENCES, TRIGGER, CREATE, TEMPORARY, EXECUTE, USAGE e ALL PRIVILEGES. Para obter mais informações sobre os diferentes tipos de privilégio suportados pelo PostgreSQL deve ser consultada a página de referência do comando <text:a xlink:type="simple" xlink:href="http://pgdocptbr.sourceforge.net/pg80/sql-grant.html" text:style-name="Internet_20_link" text:visited-style-name="Visited_20_Internet_20_Link"><text:span text:style-name="T1">GRANT</text:span></text:a>. O direito de modificar ou remover um objeto é sempre um privilégio apenas de seu dono. É utilizado o comando GRANT para conceder privilégios. Portanto, se joel for um usuário existente, e tbl_contas for uma tabela existente, o privilégio de atualizar a tabela poderá ser concedido pelo comando:</text:p>
      <text:p text:style-name="P24">GRANT UPDATE ON tbl_contas TO joel;</text:p>
      <text:p text:style-name="Text_20_body">Este comando deve ser executado pelo usuário dono da tabela. Para conceder privilégios para um grupo deve ser utilizado o comando:</text:p>
      <text:p text:style-name="P24">GRANT SELECT ON tbl_contas TO GROUP grp_financas;</text:p>
      <text:p text:style-name="Text_20_body">O nome especial de "usuário" PUBLIC pode ser utilizado para conceder o privilégio para todos os usuários do sistema. Escrevendo ALL no lugar do privilégio especifica a concessão de todos os privilégios.</text:p>
      <text:p text:style-name="Text_20_body">Os privilégios especiais do dono da tabela (ou seja, o direito de DROP (remover), GRANT (conceder), REVOKE (revogar), etc.) são sempre implícitos ao fato de ser o dono, não podendo ser concedidos ou revogados. Mas o dono da tabela pode decidir revogar seus próprios privilégios comuns como, por exemplo, tornando uma tabela somente para leitura para o próprio e para os outros.</text:p>
      <text:p text:style-name="P15"/>
      <text:p text:style-name="P5">Funções e Gatilhos</text:p>
      <text:p text:style-name="P17"/>
      <text:p text:style-name="P18">As funções e os gatilhos permitem que usuários insiram código no servidor que outros usuários podem executar sem conhecer. Portanto, estes dois mecanismos permitem a criação de "Cavalos de Tróia" com relativa impunidade. A única proteção real é um controle rígido sobre quem pode definir funções.</text:p>
      <text:p text:style-name="Text_20_body">As funções executam dentro do processo servidor, com as permissões do sistema operacional do processo servidor de banco de dados. Se a linguagem de programação utilizada pela função permitir acesso à memória sem verificação, é possível mudar as estruturas de dados internas do servidor. Portanto, entre outras coisas, estas funções podem burlar qualquer sistema de controle de acesso. As <text:soft-page-break/>linguagens de função que permitem este tipo de acesso são consideradas "não confiáveis" (<text:span text:style-name="T1">untrusted</text:span>), e o PostgreSQL somente permite que superusuários criem funções escritas nestas linguagens.</text:p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L" svg:font-family="'Nimbus Mono L'" style:font-family-generic="modern" style:font-pitch="fixed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3-31T13:25:36.532296520</meta:creation-date>
    <dc:date>2023-10-06T11:55:29.660749239</dc:date>
    <meta:editing-duration>PT13M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4" meta:paragraph-count="48" meta:word-count="1108" meta:character-count="6955" meta:non-whitespace-character-count="5892"/>
  </office:meta>
</office:document-meta>
</file>